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JXPathSelectionListBuilder.build( Element selectionListElement , Datatype data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lowJXPathSelectionList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